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Garamond" svg:font-family="Garamond, serif"/>
    <style:font-face style:name="Georgia" svg:font-family="Georgia, 'Times New Roman', 'Bitstream Charter', Times, serif"/>
    <style:font-face style:name="Lora" svg:font-family="Lora, Georgia, 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2583in" table:align="left"/>
    </style:style>
    <style:style style:name="Table1.A" style:family="table-column">
      <style:table-column-properties style:column-width="1.0938in"/>
    </style:style>
    <style:style style:name="Table1.B" style:family="table-column">
      <style:table-column-properties style:column-width="1.0826in"/>
    </style:style>
    <style:style style:name="Table1.C" style:family="table-column">
      <style:table-column-properties style:column-width="0.9882in"/>
    </style:style>
    <style:style style:name="Table1.D" style:family="table-column">
      <style:table-column-properties style:column-width="0.9896in"/>
    </style:style>
    <style:style style:name="Table1.E" style:family="table-column">
      <style:table-column-properties style:column-width="1.0521in"/>
    </style:style>
    <style:style style:name="Table1.A1" style:family="table-cell">
      <style:table-cell-properties style:vertical-align="middle" style:border-line-width="0.0139in 0.0139in 0.0139in" fo:padding-left="0.075in" fo:padding-right="0.075in" fo:padding-top="0.0194in" fo:padding-bottom="0.0194in" fo:border="3pt double #000000"/>
    </style:style>
    <style:style style:name="Table1.B2" style:family="table-cell">
      <style:table-cell-properties style:vertical-align="middle" style:border-line-width-right="0.0139in 0.0139in 0.0139in" style:border-line-width-bottom="0.0139in 0.0139in 0.0139in" fo:padding-left="0in" fo:padding-right="0.075in" fo:padding-top="0in" fo:padding-bottom="0.0194in" fo:border-left="none" fo:border-right="3pt double #000000" fo:border-top="none" fo:border-bottom="3pt double #000000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rial" fo:font-weight="normal" fo:padding="0in" fo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302in" fo:orphans="2" fo:widows="2" fo:text-indent="0in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 fo:padding="0in" fo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302in" fo:orphans="2" fo:widows="2" fo:text-indent="0in" style:auto-text-indent="false"/>
      <style:text-properties fo:font-variant="normal" fo:text-transform="none" fo:color="#000000" style:font-name="ARIAL" fo:font-size="11pt" fo:letter-spacing="normal" fo:font-style="normal" fo:font-weight="bold" fo:background-color="#c0c0c0" style:font-size-asian="11pt" style:font-size-complex="11pt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302in" fo:orphans="2" fo:widows="2" fo:text-indent="0in" style:auto-text-indent="false"/>
      <style:text-properties fo:font-variant="normal" fo:text-transform="none" fo:color="#000000" style:font-name="ARIAL" fo:font-size="11pt" fo:letter-spacing="normal" officeooo:paragraph-rsid="0004e687" style:font-size-asian="11pt" style:font-size-complex="11pt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style:line-height-at-least="0.3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 fo:padding="0in" fo:border="none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style:line-height-at-least="0.3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 fo:padding="0in" fo:border="none"/>
    </style:style>
    <style:style style:name="P7" style:family="paragraph" style:parent-style-name="Text_20_body" style:list-style-name="L3">
      <style:paragraph-properties fo:margin-left="0in" fo:margin-right="0in" fo:margin-top="0in" fo:margin-bottom="0in" style:contextual-spacing="false" style:line-height-at-least="0.3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 fo:padding="0in" fo:border="none"/>
    </style:style>
    <style:style style:name="P8" style:family="paragraph" style:parent-style-name="Text_20_body" style:list-style-name="L4">
      <style:paragraph-properties fo:margin-left="0in" fo:margin-right="0in" fo:margin-top="0in" fo:margin-bottom="0in" style:contextual-spacing="false" style:line-height-at-least="0.3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 fo:padding="0in" fo:border="none"/>
    </style:style>
    <style:style style:name="P9" style:family="paragraph" style:parent-style-name="Text_20_body" style:list-style-name="L5">
      <style:paragraph-properties fo:margin-left="0in" fo:margin-right="0in" fo:margin-top="0in" fo:margin-bottom="0in" style:contextual-spacing="false" style:line-height-at-least="0.3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 fo:padding="0in" fo:border="none"/>
    </style:style>
    <style:style style:name="P10" style:family="paragraph" style:parent-style-name="Text_20_body" style:list-style-name="L6">
      <style:paragraph-properties fo:margin-left="0in" fo:margin-right="0in" fo:margin-top="0in" fo:margin-bottom="0in" style:contextual-spacing="false" style:line-height-at-least="0.3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 fo:padding="0in" fo:border="none"/>
    </style:style>
    <style:style style:name="P11" style:family="paragraph" style:parent-style-name="Text_20_body" style:list-style-name="L7">
      <style:paragraph-properties fo:margin-left="0in" fo:margin-right="0in" fo:margin-top="0in" fo:margin-bottom="0in" style:contextual-spacing="false" style:line-height-at-least="0.3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 fo:padding="0in" fo:border="none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style:line-height-at-least="0.3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1pt" fo:letter-spacing="normal" style:font-size-asian="11pt" style:font-size-complex="11pt" fo:padding="0in" fo:border="none"/>
    </style:style>
    <style:style style:name="P13" style:family="paragraph" style:parent-style-name="Text_20_body">
      <style:paragraph-properties fo:margin-left="0in" fo:margin-right="0in" style:line-height-at-least="0.302in" fo:orphans="2" fo:widows="2" fo:text-indent="0in" style:auto-text-indent="false"/>
      <style:text-properties fo:font-variant="normal" fo:text-transform="none" fo:color="#000000" style:font-name="ARIAL" fo:font-size="11pt" fo:letter-spacing="normal" fo:font-style="normal" fo:font-weight="bold" fo:background-color="#c0c0c0" style:font-size-asian="11pt" style:font-size-complex="11pt" fo:padding="0in" fo:border="none"/>
    </style:style>
    <style:style style:name="P14" style:family="paragraph" style:parent-style-name="Text_20_body">
      <style:paragraph-properties fo:margin-left="0in" fo:margin-right="0in" style:line-height-at-least="0.1874in" fo:orphans="2" fo:widows="2" fo:text-indent="0in" style:auto-text-indent="false"/>
      <style:text-properties fo:font-variant="normal" fo:text-transform="none" fo:color="#000000" style:font-name="ARIAL" fo:font-size="11pt" fo:letter-spacing="normal" fo:font-style="normal" fo:font-weight="bold" fo:background-color="#c0c0c0" style:font-size-asian="11pt" style:font-size-complex="11pt" fo:padding="0in" fo:border="none"/>
    </style:style>
    <style:style style:name="P15" style:family="paragraph" style:parent-style-name="Heading_20_3">
      <style:text-properties fo:font-variant="normal" fo:text-transform="none" fo:color="#000000" style:font-name="ARIAL" fo:font-size="16pt" fo:letter-spacing="normal" fo:font-style="normal" fo:font-weight="bold" style:font-size-asian="16pt" style:font-weight-asian="normal" style:font-size-complex="16pt" style:font-weight-complex="normal" fo:padding="0in" fo:border="none"/>
    </style:style>
    <style:style style:name="P16" style:family="paragraph" style:parent-style-name="Standard">
      <style:text-properties fo:font-variant="normal" fo:text-transform="none" fo:color="#000000" style:font-name="ARIAL" fo:font-size="11pt" fo:letter-spacing="normal" fo:font-style="normal" fo:font-weight="bold" style:font-size-asian="11pt" style:font-weight-asian="normal" style:font-size-complex="11pt" style:font-weight-complex="normal" fo:padding="0in" fo:border="none"/>
    </style:style>
    <style:style style:name="P17" style:family="paragraph" style:parent-style-name="Standard">
      <style:text-properties fo:color="#000000" style:font-name="ARIAL" fo:font-size="11pt" style:font-size-asian="11pt" style:font-size-complex="11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000000" style:font-name="ARIAL" fo:font-size="11pt" style:font-size-asian="11pt" style:font-size-complex="11pt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302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 fo:padding="0in" fo:border="none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302in" fo:orphans="2" fo:widows="2" fo:text-indent="0in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 fo:padding="0in" fo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style:line-height-at-least="0.302in" fo:orphans="2" fo:widows="2" fo:text-indent="0in" style:auto-text-indent="false"/>
      <style:text-properties fo:font-variant="normal" fo:text-transform="none" fo:color="#000000" style:font-name="ARIAL" fo:font-size="11pt" fo:letter-spacing="normal" fo:font-style="normal" fo:font-weight="bold" fo:background-color="#c0c0c0" style:font-size-asian="11pt" style:font-size-complex="11pt" fo:padding="0in" fo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style:line-height-at-least="0.302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1pt" fo:letter-spacing="normal" fo:font-style="normal" fo:font-weight="bold" fo:background-color="#c0c0c0" style:font-size-asian="11pt" style:font-size-complex="11pt" fo:padding="0in" fo:border="none"/>
    </style:style>
    <style:style style:name="P23" style:family="paragraph" style:parent-style-name="Standard">
      <style:paragraph-properties fo:margin-left="0in" fo:margin-right="0in" fo:margin-top="0in" fo:margin-bottom="0in" style:contextual-spacing="false" style:line-height-at-least="0.302in" fo:orphans="2" fo:widows="2" fo:text-indent="0in" style:auto-text-indent="false"/>
      <style:text-properties fo:font-variant="normal" fo:text-transform="none" fo:color="#000000" style:font-name="ARIAL" fo:font-size="11pt" fo:letter-spacing="normal" fo:font-style="normal" fo:font-weight="bold" style:font-size-asian="11pt" style:font-size-complex="11pt" fo:padding="0in" fo:border="non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/>
    </style:style>
    <style:style style:name="T3" style:family="text">
      <style:text-properties style:font-name="Arial" fo:font-size="12pt" fo:font-style="normal" fo:font-weight="normal"/>
    </style:style>
    <style:style style:name="T4" style:family="text">
      <style:text-properties style:font-name="Arial" fo:font-size="12pt" fo:font-style="normal" fo:font-weight="bold"/>
    </style:style>
    <style:style style:name="T5" style:family="text">
      <style:text-properties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/>
    </style:style>
    <style:style style:name="T8" style:family="text">
      <style:text-properties fo:font-style="normal" fo:font-weight="bold"/>
    </style:style>
    <style:style style:name="T9" style:family="text">
      <style:text-properties fo:font-size="12pt" fo:font-style="normal" fo:font-weight="normal"/>
    </style:style>
    <style:style style:name="T10" style:family="text">
      <style:text-properties fo:font-size="12pt" fo:font-style="normal" fo:font-weight="bold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text:list-style style:name="L1">
      <text:list-level-style-bullet text:level="1" text:style-name="Bullet_20_Symbols" style:num-suffix="." text:bullet-char="">
        <style:list-level-properties text:space-before="0.364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364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364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364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0.364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">
        <style:list-level-properties text:space-before="0.364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0.364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h text:style-name="P15" text:outline-level="3"><text:s text:c="28"/>One year Experience Resume</text:h>
      <text:p text:style-name="P16"/>
      <text:p text:style-name="P16">RANI NAYAK</text:p>
      <text:p text:style-name="P19">12/1 N S Road,</text:p>
      <text:p text:style-name="P19">Nerul, Navi Mumbai - 420123</text:p>
      <text:p text:style-name="P19">Mobile: 9876543210</text:p>
      <text:p text:style-name="P19">Email: raninayak@gmail.com</text:p>
      <text:p text:style-name="P19"/>
      <text:p text:style-name="P21">OBJECTIVE:</text:p>
      <text:p text:style-name="P20">Aiming to achieve a challenging &amp; successful career where I can make a significant contribution using my innovative ideas, knowledge, skills and experience with the objective of development &amp; growth of the Organization.</text:p>
      <text:p text:style-name="P18"><text:bookmark text:name="more"/></text:p>
      <text:p text:style-name="P22">ACADEMIC QUALIFICATION:</text:p>
      <text:p text:style-name="P23"/>
      <text:p text:style-name="P20"><text:span text:style-name="T5">Specialization: </text:span>B.E. in Information Technology at Vidyalankar Institute of Technology, Wadala, Mumbai.</text:p>
      <text:p text:style-name="P20"/>
      <text:p text:style-name="P2"><draw:frame draw:style-name="fr1" draw:name="Frame1" text:anchor-type="paragraph" svg:width="6.2583in" draw:z-index="0"><draw:text-box fo:min-height="0in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 table:number-columns-repeated="2"/><table:table-row><table:table-cell table:style-name="Table1.A1" office:value-type="string"><text:p text:style-name="P1">Qualification</text:p></table:table-cell><table:table-cell table:style-name="Table1.A1" office:value-type="string"><text:p text:style-name="P1">Specialization</text:p></table:table-cell><table:table-cell table:style-name="Table1.A1" office:value-type="string"><text:p text:style-name="P1">Board</text:p></table:table-cell><table:table-cell table:style-name="Table1.A1" office:value-type="string"><text:p text:style-name="P1">Year Of Passing</text:p></table:table-cell><table:table-cell table:style-name="Table1.A1" office:value-type="string"><text:p text:style-name="P1">Percentage</text:p></table:table-cell><table:table-cell table:style-name="Table1.A1" office:value-type="string"><text:p text:style-name="P1">Class</text:p></table:table-cell></table:table-row><table:table-row><table:table-cell table:style-name="Table1.A1" office:value-type="string"><text:p text:style-name="P1">B.E.</text:p></table:table-cell><table:table-cell table:style-name="Table1.B2" office:value-type="string"><text:p text:style-name="P1">Information Technology</text:p></table:table-cell><table:table-cell table:style-name="Table1.B2" office:value-type="string"><text:p text:style-name="P1">Mumbai</text:p></table:table-cell><table:table-cell table:style-name="Table1.B2" office:value-type="string"><text:p text:style-name="P1">2011</text:p></table:table-cell><table:table-cell table:style-name="Table1.B2" office:value-type="string"><text:p text:style-name="P1">60.20%</text:p></table:table-cell><table:table-cell table:style-name="Table1.B2" office:value-type="string"><text:p text:style-name="P1">1st Class</text:p></table:table-cell></table:table-row><table:table-row><table:table-cell table:style-name="Table1.A1" office:value-type="string"><text:p text:style-name="P1">Diploma</text:p></table:table-cell><table:table-cell table:style-name="Table1.B2" office:value-type="string"><text:p text:style-name="P1">Computer Technology</text:p></table:table-cell><table:table-cell table:style-name="Table1.B2" office:value-type="string"><text:p text:style-name="P1">M.S.B.T.E.</text:p></table:table-cell><table:table-cell table:style-name="Table1.B2" office:value-type="string"><text:p text:style-name="P1">2007</text:p></table:table-cell><table:table-cell table:style-name="Table1.B2" office:value-type="string"><text:p text:style-name="P1">62.88%</text:p></table:table-cell><table:table-cell table:style-name="Table1.B2" office:value-type="string"><text:p text:style-name="P1">1st Class</text:p></table:table-cell></table:table-row><table:table-row><table:table-cell table:style-name="Table1.A1" office:value-type="string"><text:p text:style-name="P1">S.S.C</text:p></table:table-cell><table:table-cell table:style-name="Table1.B2" office:value-type="string"><text:p text:style-name="P1">-</text:p></table:table-cell><table:table-cell table:style-name="Table1.B2" office:value-type="string"><text:p text:style-name="P1">Maharashtra</text:p></table:table-cell><table:table-cell table:style-name="Table1.B2" office:value-type="string"><text:p text:style-name="P1">2003</text:p></table:table-cell><table:table-cell table:style-name="Table1.B2" office:value-type="string"><text:p text:style-name="P1">67.73%</text:p></table:table-cell><table:table-cell table:style-name="Table1.B2" office:value-type="string"><text:p text:style-name="P1">1st Class</text:p></table:table-cell></table:table-row></table:table></draw:text-box></draw:frame></text:p>
      <text:p text:style-name="P13"/>
      <text:p text:style-name="P13"/>
      <text:p text:style-name="P13"/>
      <text:p text:style-name="P13"/>
      <text:p text:style-name="P13"/>
      <text:p text:style-name="P13">EXPERIENCE:</text:p>
      <text:list xml:id="list1360318143858119422" text:style-name="L1">
        <text:list-item>
          <text:p text:style-name="P5">Worked in the Gray Matrix Solutions as a Front-End Developer for 6 Months</text:p>
        </text:list-item>
        <text:list-item>
          <text:p text:style-name="P12"> <text:span text:style-name="T7">Worked in the D.N.A. Newspaper as a Data Validation for 6 Months.</text:span></text:p>
        </text:list-item>
      </text:list>
      <text:p text:style-name="P2"/>
      <text:p text:style-name="P14"/>
      <text:p text:style-name="P14"><text:soft-page-break/>EXPERIENCE SKILLS:</text:p>
      <text:list xml:id="list1302665377170225600" text:style-name="L2">
        <text:list-item>
          <text:p text:style-name="P6">Having Knowledge of HTML, CSS &amp; Photoshop.</text:p>
        </text:list-item>
      </text:list>
      <text:p text:style-name="P3"/>
      <text:p text:style-name="P13">TECHNICAL SKILLS:</text:p>
      <text:list xml:id="list7814366985359413743" text:style-name="L3">
        <text:list-item>
          <text:p text:style-name="P7">Languages: C, C++, JAVA, HTML, ASP, VISUAL BASIC, J2ME.</text:p>
        </text:list-item>
        <text:list-item>
          <text:p text:style-name="P7">Databases: DBMS, ORACLE, MS-ACCESS..</text:p>
        </text:list-item>
      </text:list>
      <text:p text:style-name="P3"/>
      <text:p text:style-name="P13">EXTRA- CURRICULAR ACTIVITIES:</text:p>
      <text:list xml:id="list8860658296888103855" text:style-name="L4">
        <text:list-item>
          <text:p text:style-name="P8">Participated in SOFTEX Feast organized in VPM Polytechnic.</text:p>
        </text:list-item>
        <text:list-item>
          <text:p text:style-name="P8">Attended Dale Carnegie Training.</text:p>
        </text:list-item>
        <text:list-item>
          <text:p text:style-name="P8">Completed MS-CIT Course with Distinction.</text:p>
        </text:list-item>
      </text:list>
      <text:p text:style-name="P3"/>
      <text:p text:style-name="P13">ADDITIONAL INFORMATION:</text:p>
      <text:list xml:id="list2128161791394927511" text:style-name="L5">
        <text:list-item>
          <text:p text:style-name="P9">Hobbies:</text:p>
        </text:list-item>
      </text:list>
      <text:list xml:id="list5803399600859064119" text:style-name="L6">
        <text:list-item>
          <text:p text:style-name="P10">Surfing on the Internet</text:p>
        </text:list-item>
        <text:list-item>
          <text:p text:style-name="P10">Listening Music</text:p>
        </text:list-item>
        <text:list-item>
          <text:p text:style-name="P10">Interacting with People etc…</text:p>
        </text:list-item>
      </text:list>
      <text:p text:style-name="P2"/>
      <text:p text:style-name="P13">PERSONAL INFORMATION:</text:p>
      <text:list xml:id="list6089468519534015634" text:style-name="L7">
        <text:list-item>
          <text:p text:style-name="P11">Name: Rani Nayak</text:p>
        </text:list-item>
        <text:list-item>
          <text:p text:style-name="P11">Date of Birth: 10th January 1988</text:p>
        </text:list-item>
        <text:list-item>
          <text:p text:style-name="P11">Gender: Female</text:p>
        </text:list-item>
        <text:list-item>
          <text:p text:style-name="P11">Father Name: Dr. Ram Nayak</text:p>
        </text:list-item>
        <text:list-item>
          <text:p text:style-name="P11">Mother tongue: Marathi</text:p>
        </text:list-item>
        <text:list-item>
          <text:p text:style-name="P11">Nationality: Indian</text:p>
        </text:list-item>
        <text:list-item>
          <text:p text:style-name="P11">Languages: English, Hindi, Marathi</text:p>
        </text:list-item>
      </text:list>
      <text:p text:style-name="P3"/>
      <text:p text:style-name="P3">DECLARATION:</text:p>
      <text:p text:style-name="P2">I hereby declare that the above information is true to the best of my knowledge.</text:p>
      <text:p text:style-name="P2"><text:soft-page-break/></text:p>
      <text:p text:style-name="P2">DATE:</text:p>
      <text:p text:style-name="P4"><text:span text:style-name="T7">PLACE: MUMBAI</text:span></text:p>
      <text:p text:style-name="P4"><text:span text:style-name="T8">(Rani Nayak)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Garamond" svg:font-family="Garamond, serif"/>
    <style:font-face style:name="Georgia" svg:font-family="Georgia, 'Times New Roman', 'Bitstream Charter', Times, serif"/>
    <style:font-face style:name="Lora" svg:font-family="Lora, Georgia, 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6:51:24.438772195</meta:creation-date>
    <dc:date>2017-06-09T16:53:22.879552125</dc:date>
    <meta:editing-duration>P0D</meta:editing-duration>
    <meta:editing-cycles>1</meta:editing-cycles>
    <meta:document-statistic meta:table-count="1" meta:image-count="0" meta:object-count="0" meta:page-count="3" meta:paragraph-count="64" meta:word-count="248" meta:character-count="1607" meta:non-whitespace-character-count="1413"/>
    <meta:generator>LibreOffice/4.2.8.2$Linux_X86_64 LibreOffice_project/420m0$Build-2</meta:generator>
  </office:meta>
</office:document-meta>
</file>